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style:text-underline-style="none" fo:font-weight="normal"/>
    </style:style>
    <style:style style:name="T3" style:family="text">
      <style:text-properties style:text-underline-style="none"/>
    </style:style>
    <style:style style:name="T4" style:family="text">
      <style:text-properties officeooo:rsid="0004f621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 officeooo:rsid="0004f621"/>
    </style:style>
    <style:style style:name="T7" style:family="text">
      <style:text-properties fo:font-variant="normal" fo:text-transform="none" fo:color="#000000" style:font-name="Liberation Mono" fo:font-size="10pt" fo:letter-spacing="normal" fo:font-style="normal" fo:font-weight="normal" officeooo:rsid="0004f621" style:font-name-asian="DejaVu Sans Mono" style:font-size-asian="10pt" style:font-name-complex="Liberation Mono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grep</text:span><text:span text:style-name="T5">(IOS) <text:s text:c="18"/>Specification Document <text:s text:c="20"/></text:span><text:span text:style-name="T6">grep</text:span><text:span text:style-name="T5">(IOS)</text:span></text:p>
      <text:p text:style-name="P1"/>
      <text:p text:style-name="P1"/>
      <text:p text:style-name="P1"/>
      <text:p text:style-name="P3">NAME</text:p>
      <text:p text:style-name="P2"><text:s text:c="7"/>grep<text:span text:style-name="T1"> – find text on a file</text:span></text:p>
      <text:p text:style-name="P1"/>
      <text:p text:style-name="P3">SYNOPSIS</text:p>
      <text:p text:style-name="P2"><text:s text:c="7"/>grep<text:span text:style-name="T1"> &lt;file&gt; &lt;needle&gt;</text:span></text:p>
      <text:p text:style-name="P1"/>
      <text:p text:style-name="P3">DESCRIPTION</text:p>
      <text:p text:style-name="P2"><text:s text:c="7"/>Searches the occurrence of the &lt;needle&gt; in each line of &lt;file&gt;; if a</text:p>
      <text:p text:style-name="P2"><text:tab/> occurrence is found all the line starting on &lt;needle&gt; will be printed<text:span text:style-name="T1">.</text:span></text:p>
      <text:p text:style-name="P1"/>
      <text:p text:style-name="P3">SEE ALSO</text:p>
      <text:p text:style-name="P3"><text:s text:c="7"/>strstr, strcmp (system calls)</text:p>
      <text:p text:style-name="P2"><text:s text:c="7"/><text:span text:style-name="T1">cat, less, print all content of a file</text:span></text:p>
      <text:p text:style-name="P1"/>
      <text:p text:style-name="P3">REPORTING BUGS</text:p>
      <text:p text:style-name="P2"><text:s text:c="7"/>not known <text:span text:style-name="T3">bugs</text:span><text:span text:style-name="T2">.</text:span></text:p>
      <text:p text:style-name="P1"/>
      <text:p text:style-name="P3">AUTHOR</text:p>
      <text:p text:style-name="P2"><text:tab/> <text:s/><text:span text:style-name="T1">Written by Alexander Bergarech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8376772</meta:creation-date>
    <dc:date>2020-05-16T17:28:12.909690561</dc:date>
    <meta:editing-duration>PT22M2S</meta:editing-duration>
    <meta:editing-cycles>9</meta:editing-cycles>
    <meta:generator>LibreOffice/6.3.6.2$Linux_X86_64 LibreOffice_project/30$Build-2</meta:generator>
    <meta:document-statistic meta:table-count="0" meta:image-count="0" meta:object-count="0" meta:page-count="1" meta:paragraph-count="15" meta:word-count="65" meta:character-count="476" meta:non-whitespace-character-count="340"/>
  </office:meta>
</office:document-meta>
</file>